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4Package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Package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4Package.parseImportOrExportHeader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4Package.getDirec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Package.parsePackageStrings( String [ ] s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R4Package.R4Package( String name , R4Directive [ ] directives , R4Attribute [ ] att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4Packag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Package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